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table:number-columns-repeated="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1:16:41.950439765</meta:creation-date>
    <dc:date>2025-06-18T21:18:36.741728519</dc:date>
    <meta:editing-duration>PT1M55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